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="none" draw:textarea-horizontal-align="justify" draw:textarea-vertical-align="middle" draw:auto-grow-height="false" fo:min-height="0.6cm" fo:min-width="5.016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 fo:min-height="1.094cm" fo:min-width="6.00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4.31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5cm" draw:marker-end-width="0.5cm" draw:fill="none" draw:textarea-horizontal-align="justify" draw:textarea-vertical-align="middle" draw:auto-grow-height="false" fo:min-height="3.15cm" fo:min-width="8.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.1cm" svg:stroke-color="#000000" draw:marker-start-width="0.5cm" draw:marker-end-width="0.5cm" draw:fill="none" draw:textarea-horizontal-align="justify" draw:textarea-vertical-align="middle" draw:auto-grow-height="false" fo:min-height="0.614cm" fo:min-width="8.2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-width="0.225cm" draw:marker-end="Arrow" draw:marker-end-width="0.32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808080" draw:fill="none" draw:textarea-horizontal-align="justify" draw:textarea-vertical-align="middle" draw:auto-grow-height="false" fo:min-height="0.387cm" fo:min-width="2.753cm"/>
    </style:style>
    <style:style style:name="gr15" style:family="graphic" style:parent-style-name="objectwithoutfill">
      <style:graphic-properties draw:stroke="dash" draw:stroke-dash="Fine_20_Dotted" svg:stroke-width="0.1cm" svg:stroke-color="#80808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808080" fo:font-size="18pt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/>
      <style:paragraph-properties fo:text-align="center"/>
      <style:text-properties fo:color="#808080" fo:font-size="18pt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  <style:text-properties fo:color="#808080"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808080"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Courier New" fo:font-size="10pt" style:font-size-asian="10pt" style:font-size-complex="10pt"/>
    </style:style>
    <style:style style:name="P8" style:family="paragraph">
      <style:text-properties style:font-name="Verdana" fo:font-size="10pt" style:font-size-asian="10pt" style:font-size-complex="10pt"/>
    </style:style>
    <style:style style:name="P9" style:family="paragraph">
      <loext:graphic-properties draw:fill="none" draw:fill-color="#ffffff"/>
      <style:text-properties style:font-name="Verdana" fo:font-size="10pt" style:font-size-asian="10pt" style:font-size-complex="10pt"/>
    </style:style>
    <style:style style:name="P10" style:family="paragraph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style:font-name="Verdana" fo:font-size="10pt" style:font-size-asian="10pt" style:font-size-complex="10pt"/>
    </style:style>
    <style:style style:name="P13" style:family="paragraph">
      <loext:graphic-properties draw:fill-color="#ffffff"/>
    </style:style>
    <style:style style:name="T1" style:family="text">
      <style:text-properties fo:color="#808080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808080"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6" draw:id="id6" draw:layer="layout" svg:width="7.8cm" svg:height="1.2cm" svg:x="11.8cm" svg:y="1cm">
          <text:p text:style-name="P1"><text:span text:style-name="T1">let dictionary = loadDictionary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9.2cm" svg:height="1.9cm" svg:x="2.4cm" svg:y="0.6cm">
          <text:p text:style-name="P3"><text:span text:style-name="T2">let password_hash =</text:span></text:p>
          <text:p text:style-name="P3"><text:span text:style-name="T2">format!(“0954229bd82060f9d55ccc310b315ea</text:span></text:p>
          <text:p text:style-name="P3"><text:span text:style-name="T2">831b9ba8faee1b76f66a19cc71140dfd7”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6.8cm" svg:height="1cm" svg:x="7.031cm" svg:y="3.4cm">
          <text:p text:style-name="P5"><text:span text:style-name="T3">for id in </text:span><text:span text:style-name="T3">0..dictionary</text:span><text:span text:style-name="T3">.le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8.8cm" svg:height="3.5cm" svg:x="6.03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799cm" svg:height="0.813cm" svg:x="9.531cm" svg:y="5.251cm">
          <draw:text-box>
            <text:p text:style-name="P8"><text:span text:style-name="T4">id = 0</text:span></text:p>
          </draw:text-box>
        </draw:frame>
        <draw:frame draw:style-name="gr6" draw:text-style-name="P11" xml:id="id2" draw:id="id2" draw:layer="layout" svg:width="7.7cm" svg:height="0.649cm" svg:x="6.031cm" svg:y="6.251cm">
          <draw:text-box>
            <text:p text:style-name="P10"><text:span text:style-name="T5">let word = dictionary[id].clone();</text:span></text:p>
          </draw:text-box>
        </draw:frame>
        <draw:frame draw:style-name="gr7" draw:text-style-name="P11" draw:layer="layout" svg:width="8.4cm" svg:height="0.649cm" svg:x="6.031cm" svg:y="6.7cm">
          <draw:text-box>
            <text:p text:style-name="P10"><text:span text:style-name="T5">let </text:span><text:span text:style-name="T5">hash_w</text:span><text:span text:style-name="T5">ord = </text:span><text:span text:style-name="T5">hash(&amp;</text:span><text:span text:style-name="T5">word);</text:span></text:p>
          </draw:text-box>
        </draw:frame>
        <draw:frame draw:style-name="gr8" draw:text-style-name="P11" xml:id="id7" draw:id="id7" draw:layer="layout" svg:width="8.8cm" svg:height="1.484cm" svg:x="6.031cm" svg:y="7.155cm">
          <draw:text-box>
            <text:p text:style-name="P10"><text:span text:style-name="T5">if </text:span><text:span text:style-name="T5">hash_w</text:span><text:span text:style-name="T5">ord == </text:span><text:span text:style-name="T5">passwo</text:span><text:span text:style-name="T5">rd_has</text:span><text:span text:style-name="T5">h {</text:span></text:p>
            <text:p text:style-name="P10"><text:span text:style-name="T5"><text:tab/></text:span><text:span text:style-name="T5">printl</text:span><text:span text:style-name="T5">n!</text:span><text:span text:style-name="T5">(“Pass</text:span><text:span text:style-name="T5">word </text:span><text:span text:style-name="T5">is </text:span><text:span text:style-name="T5">{}”, </text:span><text:span text:style-name="T5">word);</text:span></text:p>
            <text:p text:style-name="P10"><text:span text:style-name="T5">}</text:span></text:p>
          </draw:text-box>
        </draw:frame>
        <draw:custom-shape draw:style-name="gr4" draw:text-style-name="P7" draw:layer="layout" svg:width="8.8cm" svg:height="3.5cm" svg:x="6.031cm" svg:y="9.28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799cm" svg:height="0.813cm" svg:x="9.531cm" svg:y="9.432cm">
          <draw:text-box>
            <text:p text:style-name="P8"><text:span text:style-name="T4">id = 1</text:span></text:p>
          </draw:text-box>
        </draw:frame>
        <draw:frame draw:style-name="gr9" draw:text-style-name="P11" xml:id="id3" draw:id="id3" draw:layer="layout" svg:width="7.7cm" svg:height="0.649cm" svg:x="6.031cm" svg:y="10.4cm">
          <draw:text-box>
            <text:p text:style-name="P10"><text:span text:style-name="T5">let word = dictionary[id].clone();</text:span></text:p>
          </draw:text-box>
        </draw:frame>
        <draw:frame draw:style-name="gr7" draw:text-style-name="P11" draw:layer="layout" svg:width="8.4cm" svg:height="0.649cm" svg:x="6.031cm" svg:y="10.881cm">
          <draw:text-box>
            <text:p text:style-name="P10"><text:span text:style-name="T5">let hash_word = </text:span><text:span text:style-name="T5">hash(&amp;word);</text:span></text:p>
          </draw:text-box>
        </draw:frame>
        <draw:frame draw:style-name="gr8" draw:text-style-name="P11" xml:id="id8" draw:id="id8" draw:layer="layout" svg:width="8.8cm" svg:height="1.484cm" svg:x="6.031cm" svg:y="11.336cm">
          <draw:text-box>
            <text:p text:style-name="P10"><text:span text:style-name="T5">if hash_word </text:span><text:span text:style-name="T5">== </text:span><text:span text:style-name="T5">password_has</text:span><text:span text:style-name="T5">h {</text:span></text:p>
            <text:p text:style-name="P10"><text:span text:style-name="T5"><text:tab/></text:span><text:span text:style-name="T5">println!</text:span><text:span text:style-name="T5">(“Password </text:span><text:span text:style-name="T5">is {}”, </text:span><text:span text:style-name="T5">word);</text:span></text:p>
            <text:p text:style-name="P10"><text:span text:style-name="T5">}</text:span></text:p>
          </draw:text-box>
        </draw:frame>
        <draw:custom-shape draw:style-name="gr4" draw:text-style-name="P7" draw:layer="layout" svg:width="8.8cm" svg:height="3.5cm" svg:x="6.031cm" svg:y="14.76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4cm" svg:height="1.047cm" svg:x="9.231cm" svg:y="14.913cm">
          <draw:text-box>
            <text:p text:style-name="P8"><text:span text:style-name="T4">id = n-2</text:span></text:p>
          </draw:text-box>
        </draw:frame>
        <draw:frame draw:style-name="gr6" draw:text-style-name="P11" xml:id="id10" draw:id="id10" draw:layer="layout" svg:width="7.769cm" svg:height="0.649cm" svg:x="6.031cm" svg:y="15.913cm">
          <draw:text-box>
            <text:p text:style-name="P10"><text:span text:style-name="T5">let word = dictionary[id].clone();</text:span></text:p>
          </draw:text-box>
        </draw:frame>
        <draw:frame draw:style-name="gr7" draw:text-style-name="P11" draw:layer="layout" svg:width="8.4cm" svg:height="0.649cm" svg:x="6.031cm" svg:y="16.362cm">
          <draw:text-box>
            <text:p text:style-name="P10"><text:span text:style-name="T5">let hash_word = hash(&amp;word);</text:span></text:p>
          </draw:text-box>
        </draw:frame>
        <draw:frame draw:style-name="gr8" draw:text-style-name="P11" xml:id="id9" draw:id="id9" draw:layer="layout" svg:width="8.8cm" svg:height="1.484cm" svg:x="6.031cm" svg:y="16.817cm">
          <draw:text-box>
            <text:p text:style-name="P10"><text:span text:style-name="T5">if hash_word == password_hash {</text:span></text:p>
            <text:p text:style-name="P10"><text:span text:style-name="T5"><text:tab/></text:span><text:span text:style-name="T5">println!(“Password is {}”, </text:span><text:span text:style-name="T5">word);</text:span></text:p>
            <text:p text:style-name="P10"><text:span text:style-name="T5">}</text:span></text:p>
          </draw:text-box>
        </draw:frame>
        <draw:custom-shape draw:style-name="gr4" draw:text-style-name="P7" draw:layer="layout" svg:width="8.8cm" svg:height="3.5cm" svg:x="6.031cm" svg:y="18.74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4cm" svg:height="1.047cm" svg:x="9.231cm" svg:y="18.894cm">
          <draw:text-box>
            <text:p text:style-name="P8"><text:span text:style-name="T4">id </text:span><text:span text:style-name="T4">= </text:span><text:span text:style-name="T4">n-</text:span><text:span text:style-name="T4">1</text:span></text:p>
          </draw:text-box>
        </draw:frame>
        <draw:frame draw:style-name="gr6" draw:text-style-name="P11" xml:id="id12" draw:id="id12" draw:layer="layout" svg:width="7.769cm" svg:height="0.649cm" svg:x="6.031cm" svg:y="19.894cm">
          <draw:text-box>
            <text:p text:style-name="P10"><text:span text:style-name="T5">let word = </text:span><text:span text:style-name="T5">dictionary[id].cl</text:span><text:span text:style-name="T5">one();</text:span></text:p>
          </draw:text-box>
        </draw:frame>
        <draw:frame draw:style-name="gr7" draw:text-style-name="P11" draw:layer="layout" svg:width="8.4cm" svg:height="0.649cm" svg:x="6.031cm" svg:y="20.343cm">
          <draw:text-box>
            <text:p text:style-name="P10"><text:span text:style-name="T5">let hash_word = </text:span><text:span text:style-name="T5">hash(&amp;word);</text:span></text:p>
          </draw:text-box>
        </draw:frame>
        <draw:frame draw:style-name="gr8" draw:text-style-name="P11" xml:id="id11" draw:id="id11" draw:layer="layout" svg:width="8.8cm" svg:height="1.484cm" svg:x="6.031cm" svg:y="20.798cm">
          <draw:text-box>
            <text:p text:style-name="P10"><text:span text:style-name="T5">if hash_word == password_hash {</text:span></text:p>
            <text:p text:style-name="P10"><text:span text:style-name="T5"><text:tab/></text:span><text:span text:style-name="T5">println!(“Password is {}”, word);</text:span></text:p>
            <text:p text:style-name="P10"><text:span text:style-name="T5">}</text:span></text:p>
          </draw:text-box>
        </draw:frame>
        <draw:connector draw:style-name="gr11" draw:text-style-name="P7" draw:layer="layout" draw:type="curve" draw:line-skew="-0.666cm -0.237cm" svg:x1="8.026cm" svg:y1="4.254cm" svg:x2="6.031cm" svg:y2="6.575cm" draw:start-shape="id1" draw:start-glue-point="7" draw:end-shape="id2" draw:end-glue-point="3" svg:d="M8026 4254c0 610-1366 508-2141 936s-959 1385 146 1385" svg:viewBox="0 0 2774 2322">
          <text:p/>
        </draw:connector>
        <draw:connector draw:style-name="gr11" draw:text-style-name="P7" draw:layer="layout" draw:type="curve" draw:line-skew="1.45cm" svg:x1="13.731cm" svg:y1="6.575cm" svg:x2="13.731cm" svg:y2="10.724cm" draw:start-shape="id2" draw:start-glue-point="1" draw:end-shape="id3" svg:d="M13731 6575c2925 0 2925 4149 0 4149" svg:viewBox="0 0 2195 4150">
          <text:p/>
        </draw:connector>
        <draw:custom-shape draw:style-name="gr12" draw:text-style-name="P7" draw:layer="layout" svg:width="8.8cm" svg:height="0.964cm" svg:x="6.031cm" svg:y="13.262cm">
          <text:p/>
          <draw:enhanced-geometry svg:viewBox="0 0 21600 21600" draw:type="rectangle" draw:enhanced-path="M 0 0 L 21600 0 21600 21600 0 21600 0 0 Z N"/>
        </draw:custom-shape>
        <draw:frame draw:style-name="gr5" draw:text-style-name="P9" xml:id="id4" draw:id="id4" draw:layer="layout" svg:width="8.8cm" svg:height="0.813cm" svg:x="6.031cm" svg:y="13.413cm">
          <draw:text-box>
            <text:p text:style-name="P12"><text:span text:style-name="T4">id = 2 to id = n-3</text:span></text:p>
          </draw:text-box>
        </draw:frame>
        <draw:connector draw:style-name="gr11" draw:text-style-name="P7" draw:layer="layout" draw:type="curve" draw:line-skew="-0.35cm" svg:x1="6.031cm" svg:y1="10.724cm" svg:x2="6.031cm" svg:y2="13.819cm" draw:start-shape="id3" draw:start-glue-point="3" draw:end-shape="id4" draw:end-glue-point="3" svg:d="M6031 10724c-1275 0-1275 3095 0 3095" svg:viewBox="0 0 957 3096">
          <text:p/>
        </draw:connector>
        <draw:connector draw:style-name="gr11" draw:text-style-name="P7" draw:layer="layout" draw:type="curve" svg:x1="7cm" svg:y1="2.5cm" svg:x2="8.026cm" svg:y2="3.546cm" draw:start-shape="id5" draw:start-glue-point="8" draw:end-shape="id1" draw:end-glue-point="5" svg:d="M7000 2500c0 676 1026 154 1026 1046" svg:viewBox="0 0 1027 1047">
          <text:p/>
        </draw:connector>
        <draw:connector draw:style-name="gr11" draw:text-style-name="P7" draw:layer="layout" draw:type="curve" svg:x1="15.7cm" svg:y1="2.2cm" svg:x2="12.836cm" svg:y2="3.546cm" draw:start-shape="id6" draw:start-glue-point="8" draw:end-shape="id1" draw:end-glue-point="11" svg:d="M15700 2200c0 901-2864 229-2864 1346" svg:viewBox="0 0 2865 1347">
          <text:p/>
        </draw:connector>
        <draw:connector draw:style-name="gr11" draw:text-style-name="P7" draw:layer="layout" draw:type="curve" draw:line-skew="-0.65cm 0.682cm" svg:x1="12.836cm" svg:y1="4.254cm" svg:x2="14.831cm" svg:y2="7.897cm" draw:start-shape="id1" draw:start-glue-point="9" draw:end-shape="id7" draw:end-glue-point="1" svg:d="M12836 4254c0 1312 1589 1093 2531 1676s1237 1967-536 1967" svg:viewBox="0 0 3284 3644">
          <text:p/>
        </draw:connector>
        <draw:connector draw:style-name="gr11" draw:text-style-name="P7" draw:layer="layout" draw:type="curve" draw:line-skew="-0.238cm" svg:x1="6.031cm" svg:y1="7.897cm" svg:x2="6.031cm" svg:y2="12.078cm" draw:start-shape="id7" draw:start-glue-point="3" draw:end-shape="id8" draw:end-glue-point="3" svg:d="M6031 7897c-1107 0-1107 4181 0 4181" svg:viewBox="0 0 831 4182">
          <text:p/>
        </draw:connector>
        <draw:connector draw:style-name="gr11" draw:text-style-name="P7" draw:layer="layout" draw:type="curve" draw:line-skew="0.219cm" svg:x1="14.831cm" svg:y1="12.078cm" svg:x2="14.831cm" svg:y2="13.819cm" draw:start-shape="id8" draw:start-glue-point="1" draw:end-shape="id4" svg:d="M14831 12078c1078 0 1078 1741 0 1741" svg:viewBox="0 0 810 1742">
          <text:p/>
        </draw:connector>
        <draw:connector draw:style-name="gr11" draw:text-style-name="P7" draw:layer="layout" draw:type="curve" draw:line-skew="-0.481cm" svg:x1="6.031cm" svg:y1="13.819cm" svg:x2="6.031cm" svg:y2="17.559cm" draw:start-shape="id4" draw:start-glue-point="3" draw:end-shape="id9" draw:end-glue-point="3" svg:d="M6031 13819c-1471 0-1471 3740 0 3740" svg:viewBox="0 0 1104 3741">
          <text:p/>
        </draw:connector>
        <draw:connector draw:style-name="gr11" draw:text-style-name="P7" draw:layer="layout" draw:type="curve" svg:x1="14.831cm" svg:y1="13.819cm" svg:x2="13.8cm" svg:y2="16.237cm" draw:start-shape="id4" draw:start-glue-point="1" draw:end-shape="id10" draw:end-glue-point="1" svg:d="M14831 13819c750 0 1265 2418-1031 2418" svg:viewBox="0 0 1667 2419">
          <text:p/>
        </draw:connector>
        <draw:connector draw:style-name="gr13" draw:text-style-name="P7" draw:layer="layout" draw:type="curve" draw:line-skew="0.41cm" svg:x1="14.831cm" svg:y1="17.559cm" svg:x2="14.831cm" svg:y2="21.54cm" draw:start-shape="id9" draw:start-glue-point="1" draw:end-shape="id11" draw:end-glue-point="1" svg:d="M14831 17559c1365 0 1365 3981 0 3981" svg:viewBox="0 0 1025 3982">
          <text:p/>
        </draw:connector>
        <draw:connector draw:style-name="gr11" draw:text-style-name="P7" draw:layer="layout" draw:type="curve" draw:line-skew="-0.241cm" svg:x1="6.031cm" svg:y1="16.237cm" svg:x2="6.031cm" svg:y2="20.218cm" draw:start-shape="id10" draw:start-glue-point="3" draw:end-shape="id12" draw:end-glue-point="3" svg:d="M6031 16237c-1111 0-1111 3981 0 3981" svg:viewBox="0 0 834 3982">
          <text:p/>
        </draw:connector>
        <draw:custom-shape draw:style-name="gr14" draw:text-style-name="P4" xml:id="id14" draw:id="id14" draw:layer="layout" svg:width="4.599cm" svg:height="0.899cm" svg:x="5.201cm" svg:y="23.201cm">
          <text:p text:style-name="P3"><text:span text:style-name="T2">password_h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3" draw:id="id13" draw:layer="layout" svg:width="4.599cm" svg:height="0.899cm" svg:x="10.2cm" svg:y="23.201cm">
          <text:p text:style-name="P3"><text:span text:style-name="T2">dictio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13.8cm" svg:y1="20.218cm" svg:x2="14.799cm" svg:y2="23.651cm" draw:start-shape="id12" draw:start-glue-point="1" draw:end-shape="id13" draw:end-glue-point="10" svg:d="M13800 20218c2250 0 1750 3433 999 3433" svg:viewBox="0 0 1634 3434">
          <text:p/>
        </draw:connector>
        <draw:connector draw:style-name="gr11" draw:text-style-name="P7" draw:layer="layout" draw:type="curve" svg:x1="6.031cm" svg:y1="21.54cm" svg:x2="5.201cm" svg:y2="23.65cm" draw:start-shape="id11" draw:start-glue-point="3" draw:end-shape="id14" svg:d="M6031 21540c-1998 0-1583 2110-830 2110" svg:viewBox="0 0 1454 2111">
          <text:p/>
        </draw:connector>
        <draw:line draw:style-name="gr15" draw:text-style-name="P7" draw:layer="layout" svg:x1="0.5cm" svg:y1="3.1cm" svg:x2="20.5cm" svg:y2="3.1cm">
          <text:p/>
        </draw:line>
        <draw:line draw:style-name="gr15" draw:text-style-name="P7" draw:layer="layout" svg:x1="0.5cm" svg:y1="22.8cm" svg:x2="20.5cm" svg:y2="22.8cm">
          <text:p/>
        </draw:line>
        <draw:frame draw:style-name="gr16" draw:text-style-name="P9" draw:layer="layout" svg:width="5.2cm" svg:height="0.674cm" svg:x="15.6cm" svg:y="5.9cm">
          <draw:text-box>
            <text:p text:style-name="P8"><text:span text:style-name="T4">Syncline(password_hash)</text:span></text:p>
          </draw:text-box>
        </draw:frame>
        <draw:frame draw:style-name="gr16" draw:text-style-name="P9" draw:layer="layout" svg:width="5.2cm" svg:height="0.674cm" svg:x="15.8cm" svg:y="12.426cm">
          <draw:text-box>
            <text:p text:style-name="P8"><text:span text:style-name="T4">Synclin</text:span><text:span text:style-name="T4">e(pass</text:span><text:span text:style-name="T4">word_h</text:span><text:span text:style-name="T4">ash)</text:span></text:p>
          </draw:text-box>
        </draw:frame>
        <draw:frame draw:style-name="gr16" draw:text-style-name="P9" draw:layer="layout" svg:width="5.2cm" svg:height="0.674cm" svg:x="16cm" svg:y="18.7cm">
          <draw:text-box>
            <text:p text:style-name="P8"><text:span text:style-name="T4">Syncline(password_</text:span><text:span text:style-name="T4">hash)</text:span></text:p>
          </draw:text-box>
        </draw:frame>
        <draw:frame draw:style-name="gr16" draw:text-style-name="P9" draw:layer="layout" svg:width="5.2cm" svg:height="0.674cm" svg:x="0.4cm" svg:y="21.1cm">
          <draw:text-box>
            <text:p text:style-name="P8"><text:span text:style-name="T4">Syncline(password_hash)</text:span></text:p>
          </draw:text-box>
        </draw:frame>
        <draw:frame draw:style-name="gr16" draw:text-style-name="P9" draw:layer="layout" svg:width="5.2cm" svg:height="0.674cm" svg:x="0.1cm" svg:y="15.1cm">
          <draw:text-box>
            <text:p text:style-name="P8"><text:span text:style-name="T4">Syncline(password_hash)</text:span></text:p>
          </draw:text-box>
        </draw:frame>
        <draw:frame draw:style-name="gr17" draw:text-style-name="P9" draw:layer="layout" svg:width="5.2cm" svg:height="1cm" svg:x="0.5cm" svg:y="8.1cm">
          <draw:text-box>
            <text:p text:style-name="P8"><text:span text:style-name="T4">Syncline(password_hash)</text:span></text:p>
          </draw:text-box>
        </draw:frame>
        <draw:frame draw:style-name="gr16" draw:text-style-name="P9" draw:layer="layout" svg:width="4.2cm" svg:height="0.674cm" svg:x="1.6cm" svg:y="4.7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4.2cm" svg:height="0.674cm" svg:x="15.925cm" svg:y="8.426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4.2cm" svg:height="0.674cm" svg:x="15.4cm" svg:y="14.626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4.2cm" svg:height="0.674cm" svg:x="1cm" svg:y="11.9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4.2cm" svg:height="0.674cm" svg:x="1.2cm" svg:y="18.1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4.2cm" svg:height="0.674cm" svg:x="15.433cm" svg:y="21.7cm">
          <draw:text-box>
            <text:p text:style-name="P8"><text:span text:style-name="T4">Syncline(dic</text:span><text:span text:style-name="T4">tionary)</text:span></text:p>
          </draw:text-box>
        </draw:frame>
        <draw:frame draw:style-name="gr16" draw:text-style-name="P9" draw:layer="layout" svg:width="4.2cm" svg:height="0.674cm" svg:x="14.4cm" svg:y="3.026cm">
          <draw:text-box>
            <text:p text:style-name="P8"><text:span text:style-name="T4">Syncline(dictionary)</text:span></text:p>
          </draw:text-box>
        </draw:frame>
        <draw:frame draw:style-name="gr16" draw:text-style-name="P9" draw:layer="layout" svg:width="5.2cm" svg:height="0.674cm" svg:x="2.4cm" svg:y="3.026cm">
          <draw:text-box>
            <text:p text:style-name="P8"><text:span text:style-name="T4">Syncline(password_hash)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48cm" svg:y="1.116cm" presentation:class="title" presentation:placeholder="true">
        <draw:text-box/>
      </draw:frame>
      <draw:frame presentation:style-name="Default-outline1" draw:layer="backgroundobjects" svg:width="18.899cm" svg:height="16.238cm" svg:x="1.048cm" svg:y="6.549cm" presentation:class="outline" presentation:placeholder="true">
        <draw:text-box/>
      </draw:frame>
      <draw:frame presentation:style-name="Mpr1" draw:text-style-name="MP2" draw:layer="backgroundobjects" svg:width="4.892cm" svg:height="1.929cm" svg:x="1.048cm" svg:y="25.50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cm" svg:y="25.50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4cm" svg:y="25.50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56:35.789027007</meta:creation-date>
    <dc:date>2018-03-31T17:01:19.580930157</dc:date>
    <meta:editing-duration>PT17M58S</meta:editing-duration>
    <meta:editing-cycles>8</meta:editing-cycles>
    <meta:generator>LibreOffice/6.0.2.1.0$Linux_X86_64 LibreOffice_project/00m0$Build-1</meta:generator>
    <meta:document-statistic meta:object-count="80"/>
  </office:meta>
</office:document-meta>
</file>